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360" officeooo:paragraph-rsid="000ae360"/>
    </style:style>
    <style:style style:name="P2" style:family="paragraph" style:parent-style-name="Standard">
      <style:text-properties fo:font-size="14pt" fo:font-weight="bold" officeooo:rsid="000ae360" officeooo:paragraph-rsid="000ae36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ae360" officeooo:paragraph-rsid="000ae360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s</text:p>
      <text:p text:style-name="P2"/>
      <text:p text:style-name="P2"/>
      <text:p text:style-name="P1">perimeter assignment runner(own)</text:p>
      <text:p text:style-name="P1"/>
      <text:p text:style-name="P1">package perimeter;</text:p>
      <text:p text:style-name="P1">import java.io.File;</text:p>
      <text:p text:style-name="P1">import edu.duke.*;</text:p>
      <text:p text:style-name="P1"/>
      <text:p text:style-name="P1">public class PerimeterAssignmentRunner {</text:p>
      <text:p text:style-name="P1"><text:s text:c="4"/>public double getPerimeter (Shape s) {</text:p>
      <text:p text:style-name="P1"><text:s text:c="8"/>// Start with totalPerim = 0</text:p>
      <text:p text:style-name="P1"><text:s text:c="8"/>double totalPerim = 0.0;</text:p>
      <text:p text:style-name="P1"><text:s text:c="8"/>// Start wth prevPt = the last point </text:p>
      <text:p text:style-name="P1"><text:s text:c="8"/>Point prevPt = s.getLastPoint();</text:p>
      <text:p text:style-name="P1"><text:s text:c="8"/>// For each point currPt in the shape,</text:p>
      <text:p text:style-name="P1"><text:s text:c="8"/>for (Point currPt : s.getPoints()) {</text:p>
      <text:p text:style-name="P1"><text:s text:c="12"/>// Find distance from prevPt point to currPt </text:p>
      <text:p text:style-name="P1"><text:s text:c="12"/>double currDist = prevPt.distance(currPt);</text:p>
      <text:p text:style-name="P1"><text:s text:c="12"/>// Update totalPerim by currDist</text:p>
      <text:p text:style-name="P1"><text:s text:c="12"/>totalPerim = totalPerim + currDist;</text:p>
      <text:p text:style-name="P1"><text:s text:c="12"/>// Update prevPt to be currPt</text:p>
      <text:p text:style-name="P1"><text:s text:c="12"/>prevPt = currPt;</text:p>
      <text:p text:style-name="P1"><text:s text:c="8"/>}</text:p>
      <text:p text:style-name="P1"><text:s text:c="8"/>// totalPerim is the answer</text:p>
      <text:p text:style-name="P1"><text:s text:c="8"/>return totalPerim;</text:p>
      <text:p text:style-name="P1"><text:s text:c="4"/>}</text:p>
      <text:p text:style-name="P1"><text:s text:c="4"/></text:p>
      <text:p text:style-name="P1"><text:s text:c="8"/></text:p>
      <text:p text:style-name="P1"><text:s text:c="5"/></text:p>
      <text:p text:style-name="P1"><text:s text:c="8"/></text:p>
      <text:p text:style-name="P1"><text:s text:c="8"/></text:p>
      <text:p text:style-name="P1"><text:s text:c="4"/></text:p>
      <text:p text:style-name="P1"><text:s text:c="4"/>public double getLargestPerimeterMultipleFiles(){</text:p>
      <text:p text:style-name="P1"><text:s text:c="8"/>DirectoryResource dr = new DirectoryResource();</text:p>
      <text:p text:style-name="P1"><text:s text:c="8"/>double largestPerimeter=0.0;</text:p>
      <text:p text:style-name="P1"><text:s text:c="8"/>double <text:s/>perimeter=0.0;</text:p>
      <text:p text:style-name="P1"><text:s text:c="7"/>for (File f : dr.selectedFiles()) {</text:p>
      <text:p text:style-name="P1"><text:s text:c="11"/>FileResource fr = new FileResource(f);</text:p>
      <text:p text:style-name="P1"><text:s text:c="11"/>Shape s = new Shape(fr);</text:p>
      <text:p text:style-name="P1"><text:s text:c="11"/>perimeter=getPerimeter (s);</text:p>
      <text:p text:style-name="P1"><text:s text:c="11"/>if(largestPerimeter&lt;perimeter)</text:p>
      <text:p text:style-name="P1"><text:s text:c="11"/>largestPerimeter=perimeter;</text:p>
      <text:p text:style-name="P1"><text:s text:c="11"/></text:p>
      <text:p text:style-name="P1"><text:s text:c="11"/></text:p>
      <text:p text:style-name="P1"><text:s text:c="5"/></text:p>
      <text:p text:style-name="P1"><text:s/>}</text:p>
      <text:p text:style-name="P1"><text:s/>return largestPerimeter;</text:p>
      <text:p text:style-name="P1"><text:s text:c="4"/>}</text:p>
      <text:p text:style-name="P1"><text:s text:c="4"/>public void testPerimeterMultipleFiles(){</text:p>
      <text:p text:style-name="P1"><text:s text:c="9"/></text:p>
      <text:p text:style-name="P1"><text:s text:c="8"/>System.out.println(getLargestPerimeterMultipleFiles());</text:p>
      <text:p text:style-name="P1"><text:soft-page-break/><text:s text:c="8"/></text:p>
      <text:p text:style-name="P1"><text:s text:c="4"/>}</text:p>
      <text:p text:style-name="P1"><text:s text:c="8"/></text:p>
      <text:p text:style-name="P1"/>
      <text:p text:style-name="P1"><text:s text:c="4"/>public void printFileNames(){</text:p>
      <text:p text:style-name="P1"><text:s text:c="8"/>DirectoryResource dr = new DirectoryResource();</text:p>
      <text:p text:style-name="P1"><text:s text:c="8"/></text:p>
      <text:p text:style-name="P1"><text:s text:c="7"/>for (File f : dr.selectedFiles()) {</text:p>
      <text:p text:style-name="P1"><text:s text:c="11"/>//FileResource fr = new FileResource(f);</text:p>
      <text:p text:style-name="P1"><text:s text:c="11"/>System.out.println(f.getName());</text:p>
      <text:p text:style-name="P1"><text:s text:c="8"/>}</text:p>
      <text:p text:style-name="P1"><text:s text:c="8"/></text:p>
      <text:p text:style-name="P1"><text:s text:c="8"/></text:p>
      <text:p text:style-name="P1"><text:s text:c="8"/></text:p>
      <text:p text:style-name="P1"><text:s text:c="8"/></text:p>
      <text:p text:style-name="P1"><text:s text:c="4"/>}</text:p>
      <text:p text:style-name="P1"><text:s text:c="4"/></text:p>
      <text:p text:style-name="P1"><text:s text:c="6"/>public File getFileWithLargestPerimeter(){</text:p>
      <text:p text:style-name="P1"><text:s text:c="10"/></text:p>
      <text:p text:style-name="P1"><text:s text:c="8"/>DirectoryResource dr = new DirectoryResource();</text:p>
      <text:p text:style-name="P1"><text:s text:c="8"/>double largestPerimeter=0.0;</text:p>
      <text:p text:style-name="P1"><text:s text:c="8"/>double <text:s/>perimeter=0.0;</text:p>
      <text:p text:style-name="P1"><text:s text:c="8"/>File file=new File("/home/ruchitha/Downloads/Hello_World/perimeter/error.txt");</text:p>
      <text:p text:style-name="P1"><text:s text:c="7"/>for (File f : dr.selectedFiles()) {</text:p>
      <text:p text:style-name="P1"><text:s text:c="11"/></text:p>
      <text:p text:style-name="P1"><text:s text:c="11"/>FileResource fr = new FileResource(f);</text:p>
      <text:p text:style-name="P1"><text:s text:c="11"/>Shape s = new Shape(fr);</text:p>
      <text:p text:style-name="P1"><text:s text:c="11"/>perimeter=getPerimeter (s);</text:p>
      <text:p text:style-name="P1"><text:s text:c="11"/>if(largestPerimeter&lt;perimeter){</text:p>
      <text:p text:style-name="P1"><text:s text:c="11"/>largestPerimeter=perimeter;</text:p>
      <text:p text:style-name="P1"><text:s text:c="11"/>file=f;</text:p>
      <text:p text:style-name="P1"><text:s text:c="8"/>}</text:p>
      <text:p text:style-name="P1"><text:s text:c="4"/>}</text:p>
      <text:p text:style-name="P1"><text:s text:c="10"/>return file;</text:p>
      <text:p text:style-name="P1"><text:s text:c="8"/>}</text:p>
      <text:p text:style-name="P1"><text:s text:c="8"/>public void testFileWithLargestPerimeter(){</text:p>
      <text:p text:style-name="P1"><text:s text:c="12"/>System.out.println(getFileWithLargestPerimeter());</text:p>
      <text:p text:style-name="P1"><text:s text:c="12"/></text:p>
      <text:p text:style-name="P1"><text:s text:c="8"/>}</text:p>
      <text:p text:style-name="P1"><text:s text:c="4"/>public static void main (String[] args) {</text:p>
      <text:p text:style-name="P1"><text:s text:c="8"/>PerimeterAssignmentRunner pr = new PerimeterAssignmentRunner();</text:p>
      <text:p text:style-name="P1"><text:s text:c="7"/>pr.printFileNames();</text:p>
      <text:p text:style-name="P1"><text:s text:c="8"/>pr.testPerimeterMultipleFiles();</text:p>
      <text:p text:style-name="P1"><text:s text:c="8"/>pr.testFileWithLargestPerimeter();</text:p>
      <text:p text:style-name="P1"><text:s text:c="4"/>}</text:p>
      <text:p text:style-name="P1">}</text:p>
      <text:p text:style-name="P1"/>
      <text:p text:style-name="P2">Perimeter Runner</text:p>
      <text:p text:style-name="P1">package perimeter;</text:p>
      <text:p text:style-name="P1">import java.io.File;</text:p>
      <text:p text:style-name="P1">import edu.duke.*;</text:p>
      <text:p text:style-name="P1"/>
      <text:p text:style-name="P1"><text:soft-page-break/>public class PerimeterRunner {</text:p>
      <text:p text:style-name="P1"><text:s text:c="4"/>public double getPerimeter (Shape s) {</text:p>
      <text:p text:style-name="P1"><text:s text:c="8"/>// Start with totalPerim = 0</text:p>
      <text:p text:style-name="P1"><text:s text:c="8"/>double totalPerim = 0.0;</text:p>
      <text:p text:style-name="P1"><text:s text:c="8"/>// Start wth prevPt = the last point </text:p>
      <text:p text:style-name="P1"><text:s text:c="8"/>Point prevPt = s.getLastPoint();</text:p>
      <text:p text:style-name="P1"><text:s text:c="8"/>// For each point currPt in the shape,</text:p>
      <text:p text:style-name="P1"><text:s text:c="8"/>for (Point currPt : s.getPoints()) {</text:p>
      <text:p text:style-name="P1"><text:s text:c="12"/>// Find distance from prevPt point to currPt </text:p>
      <text:p text:style-name="P1"><text:s text:c="12"/>double currDist = prevPt.distance(currPt);</text:p>
      <text:p text:style-name="P1"><text:s text:c="12"/>// Update totalPerim by currDist</text:p>
      <text:p text:style-name="P1"><text:s text:c="12"/>totalPerim = totalPerim + currDist;</text:p>
      <text:p text:style-name="P1"><text:s text:c="12"/>// Update prevPt to be currPt</text:p>
      <text:p text:style-name="P1"><text:s text:c="12"/>prevPt = currPt;</text:p>
      <text:p text:style-name="P1"><text:s text:c="8"/>}</text:p>
      <text:p text:style-name="P1"><text:s text:c="8"/>// totalPerim is the answer</text:p>
      <text:p text:style-name="P1"><text:s text:c="8"/>return totalPerim;</text:p>
      <text:p text:style-name="P1"><text:s text:c="4"/>}</text:p>
      <text:p text:style-name="P1"><text:s text:c="4"/>public double getAverageLength(Shape s){</text:p>
      <text:p text:style-name="P1"><text:s text:c="8"/>//int count=0;</text:p>
      <text:p text:style-name="P1"><text:s text:c="8"/>double totalDist=0.0;</text:p>
      <text:p text:style-name="P1"><text:s text:c="8"/>Point prevPt = s.getLastPoint();</text:p>
      <text:p text:style-name="P1"><text:s text:c="8"/>for (Point currPt : s.getPoints()) {</text:p>
      <text:p text:style-name="P1"><text:s text:c="12"/>double currDist = prevPt.distance(currPt);</text:p>
      <text:p text:style-name="P1"><text:s text:c="12"/>totalDist = totalDist+ currDist;</text:p>
      <text:p text:style-name="P1"><text:s text:c="12"/>prevPt = currPt;</text:p>
      <text:p text:style-name="P1"><text:s text:c="8"/>//count++;}</text:p>
      <text:p text:style-name="P1"><text:s text:c="4"/>}</text:p>
      <text:p text:style-name="P1"><text:s text:c="12"/>return (totalDist/getNumPoints(s));</text:p>
      <text:p text:style-name="P1"><text:s text:c="8"/></text:p>
      <text:p text:style-name="P1"><text:s text:c="9"/>} <text:s/></text:p>
      <text:p text:style-name="P1"><text:s text:c="8"/></text:p>
      <text:p text:style-name="P1"><text:s text:c="5"/>public <text:s/>double getLargestSide(Shape s){</text:p>
      <text:p text:style-name="P1"><text:s text:c="8"/>double longest =0;</text:p>
      <text:p text:style-name="P1"><text:s text:c="8"/>Point prevPt = s.getLastPoint();</text:p>
      <text:p text:style-name="P1"><text:s text:c="8"/>for (Point currPt : s.getPoints()) {</text:p>
      <text:p text:style-name="P1"><text:s text:c="12"/>double currDist = prevPt.distance(currPt);</text:p>
      <text:p text:style-name="P1"><text:s text:c="12"/>if(longest&lt;currDist){</text:p>
      <text:p text:style-name="P1"><text:s text:c="16"/>longest=currDist;</text:p>
      <text:p text:style-name="P1"><text:s text:c="12"/>}</text:p>
      <text:p text:style-name="P1"><text:s text:c="12"/>prevPt = currPt;</text:p>
      <text:p text:style-name="P1"><text:s text:c="8"/>}</text:p>
      <text:p text:style-name="P1"><text:s text:c="12"/>return (longest);</text:p>
      <text:p text:style-name="P1"><text:s text:c="8"/></text:p>
      <text:p text:style-name="P1"><text:s text:c="8"/></text:p>
      <text:p text:style-name="P1"><text:s text:c="8"/></text:p>
      <text:p text:style-name="P1"><text:s text:c="4"/>}</text:p>
      <text:p text:style-name="P1"><text:s text:c="8"/></text:p>
      <text:p text:style-name="P1"><text:s text:c="8"/></text:p>
      <text:p text:style-name="P1"><text:s text:c="4"/>public int getNumPoints(Shape s){</text:p>
      <text:p text:style-name="P1"><text:s text:c="8"/>int count=0;</text:p>
      <text:p text:style-name="P1"><text:s text:c="8"/>for (Point currPt : s.getPoints()) {</text:p>
      <text:p text:style-name="P1"><text:soft-page-break/><text:s text:c="12"/>count=count+1;</text:p>
      <text:p text:style-name="P1"><text:s text:c="8"/>}</text:p>
      <text:p text:style-name="P1"><text:s text:c="8"/>return count; <text:s text:c="5"/></text:p>
      <text:p text:style-name="P1"><text:s text:c="8"/></text:p>
      <text:p text:style-name="P1"><text:s text:c="8"/></text:p>
      <text:p text:style-name="P1"><text:s text:c="4"/>}</text:p>
      <text:p text:style-name="P1"><text:s text:c="4"/>public double getLargestX (Shape s){</text:p>
      <text:p text:style-name="P1"><text:s text:c="8"/>double largest =0;</text:p>
      <text:p text:style-name="P1"><text:s text:c="9"/>double x;</text:p>
      <text:p text:style-name="P1"><text:s text:c="8"/>for (Point currPt : s.getPoints()) {</text:p>
      <text:p text:style-name="P1"><text:s text:c="12"/>x=currPt.getX();</text:p>
      <text:p text:style-name="P1"><text:s text:c="12"/>if(largest&lt;x){</text:p>
      <text:p text:style-name="P1"><text:s text:c="16"/>largest=x;</text:p>
      <text:p text:style-name="P1"><text:s text:c="12"/>}</text:p>
      <text:p text:style-name="P1"><text:s text:c="12"/></text:p>
      <text:p text:style-name="P1"><text:s text:c="8"/>}</text:p>
      <text:p text:style-name="P1"><text:s text:c="12"/>return (largest);</text:p>
      <text:p text:style-name="P1"><text:s text:c="8"/></text:p>
      <text:p text:style-name="P1"><text:s text:c="4"/>}</text:p>
      <text:p text:style-name="P1"><text:s text:c="4"/>public double getLargestPerimeterMultipleFiles(){</text:p>
      <text:p text:style-name="P1"><text:s text:c="8"/>DirectoryResource dr = new DirectoryResource();</text:p>
      <text:p text:style-name="P1"><text:s text:c="8"/>double largestPerimeter=0.0;</text:p>
      <text:p text:style-name="P1"><text:s text:c="8"/>double <text:s/>perimeter=0.0;</text:p>
      <text:p text:style-name="P1"><text:s text:c="7"/>for (File f : dr.selectedFiles()) {</text:p>
      <text:p text:style-name="P1"><text:s text:c="11"/>FileResource fr = new FileResource(f);</text:p>
      <text:p text:style-name="P1"><text:s text:c="11"/>Shape s = new Shape(fr);</text:p>
      <text:p text:style-name="P1"><text:s text:c="11"/>perimeter=getPerimeter (s);</text:p>
      <text:p text:style-name="P1"><text:s text:c="11"/>if(largestPerimeter&lt;perimeter)</text:p>
      <text:p text:style-name="P1"><text:s text:c="11"/>largestPerimeter=perimeter;</text:p>
      <text:p text:style-name="P1"><text:s text:c="11"/></text:p>
      <text:p text:style-name="P1"><text:s text:c="11"/></text:p>
      <text:p text:style-name="P1"><text:s text:c="5"/></text:p>
      <text:p text:style-name="P1"><text:s/>}</text:p>
      <text:p text:style-name="P1"><text:s/>return largestPerimeter;</text:p>
      <text:p text:style-name="P1"><text:s text:c="4"/>}</text:p>
      <text:p text:style-name="P1"><text:s text:c="8"/></text:p>
      <text:p text:style-name="P1"/>
      <text:p text:style-name="P1"><text:s text:c="4"/>public void testPerimeter () {</text:p>
      <text:p text:style-name="P1"><text:s text:c="8"/>FileResource fr = new FileResource();</text:p>
      <text:p text:style-name="P1"><text:s text:c="8"/>Shape s = new Shape(fr);</text:p>
      <text:p text:style-name="P1"><text:s text:c="8"/>double length = getPerimeter(s);</text:p>
      <text:p text:style-name="P1"><text:s text:c="8"/>int numPoints=getNumPoints(s);</text:p>
      <text:p text:style-name="P1"><text:s text:c="8"/>double avgLength=getAverageLength( s);</text:p>
      <text:p text:style-name="P1"><text:s text:c="8"/>double largest=getLargestSide(s);</text:p>
      <text:p text:style-name="P1"><text:s text:c="8"/>double largestX=getLargestX(s); </text:p>
      <text:p text:style-name="P1"><text:s text:c="8"/>System.out.println("perimeter = " + length);</text:p>
      <text:p text:style-name="P1"><text:s text:c="8"/>System.out.println("Number of Points = " + numPoints);</text:p>
      <text:p text:style-name="P1"><text:s text:c="8"/>System.out.println("Average Length= " + avgLength);</text:p>
      <text:p text:style-name="P1"><text:s text:c="8"/>System.out.println("Largest Side= " + largest);</text:p>
      <text:p text:style-name="P1"><text:s text:c="8"/>System.out.println("Largest X = " + largestX);</text:p>
      <text:p text:style-name="P1"><text:s text:c="8"/></text:p>
      <text:p text:style-name="P1"><text:s text:c="8"/></text:p>
      <text:p text:style-name="P1"><text:soft-page-break/><text:s text:c="4"/>}</text:p>
      <text:p text:style-name="P1"><text:s text:c="4"/></text:p>
      <text:p text:style-name="P1"/>
      <text:p text:style-name="P1"><text:s text:c="4"/>public static void main (String[] args) {</text:p>
      <text:p text:style-name="P1"><text:s text:c="8"/>PerimeterRunner pr = new PerimeterRunner();</text:p>
      <text:p text:style-name="P1"><text:s text:c="8"/>pr.testPerimeter();</text:p>
      <text:p text:style-name="P1"><text:s text:c="4"/>}</text:p>
      <text:p text:style-name="P1">}</text:p>
      <text:p text:style-name="P1"/>
      <text:p text:style-name="P2">Perimeter Assignment Runner</text:p>
      <text:p text:style-name="P3"/>
      <text:p text:style-name="P3">import edu.duke.*;</text:p>
      <text:p text:style-name="P3">import java.io.File;</text:p>
      <text:p text:style-name="P3"/>
      <text:p text:style-name="P3">public class PerimeterAssignmentRunner {</text:p>
      <text:p text:style-name="P3"><text:s text:c="4"/>public double getPerimeter (Shape s) {</text:p>
      <text:p text:style-name="P3"><text:s text:c="8"/>// Start with totalPerim = 0</text:p>
      <text:p text:style-name="P3"><text:s text:c="8"/>double totalPerim = 0.0;</text:p>
      <text:p text:style-name="P3"><text:s text:c="8"/>// Start wth prevPt = the last point </text:p>
      <text:p text:style-name="P3"><text:s text:c="8"/>Point prevPt = s.getLastPoint();</text:p>
      <text:p text:style-name="P3"><text:s text:c="8"/>// For each point currPt in the shape,</text:p>
      <text:p text:style-name="P3"><text:s text:c="8"/>for (Point currPt : s.getPoints()) {</text:p>
      <text:p text:style-name="P3"><text:s text:c="12"/>// Find distance from prevPt point to currPt </text:p>
      <text:p text:style-name="P3"><text:s text:c="12"/>double currDist = prevPt.distance(currPt);</text:p>
      <text:p text:style-name="P3"><text:s text:c="12"/>// Update totalPerim by currDist</text:p>
      <text:p text:style-name="P3"><text:s text:c="12"/>totalPerim = totalPerim + currDist;</text:p>
      <text:p text:style-name="P3"><text:s text:c="12"/>// Update prevPt to be currPt</text:p>
      <text:p text:style-name="P3"><text:s text:c="12"/>prevPt = currPt;</text:p>
      <text:p text:style-name="P3"><text:s text:c="8"/>}</text:p>
      <text:p text:style-name="P3"><text:s text:c="8"/>// totalPerim is the answer</text:p>
      <text:p text:style-name="P3"><text:s text:c="8"/>return totalPerim;</text:p>
      <text:p text:style-name="P3"><text:s text:c="4"/>}</text:p>
      <text:p text:style-name="P3"/>
      <text:p text:style-name="P3"><text:s text:c="4"/>public int getNumPoints (Shape s) {</text:p>
      <text:p text:style-name="P3"><text:s text:c="8"/>// Put code here</text:p>
      <text:p text:style-name="P3"><text:s/>int count=0;</text:p>
      <text:p text:style-name="P3"><text:s text:c="8"/>for (Point currPt : s.getPoints()) {</text:p>
      <text:p text:style-name="P3"><text:s text:c="12"/>count=count+1;</text:p>
      <text:p text:style-name="P3"><text:s text:c="8"/>}</text:p>
      <text:p text:style-name="P3"><text:s text:c="8"/>return count; <text:s text:c="5"/></text:p>
      <text:p text:style-name="P3"><text:s text:c="8"/></text:p>
      <text:p text:style-name="P3"><text:s text:c="8"/></text:p>
      <text:p text:style-name="P3"><text:s text:c="4"/>}</text:p>
      <text:p text:style-name="P3"/>
      <text:p text:style-name="P3"><text:s text:c="4"/>public double getAverageLength(Shape s) {</text:p>
      <text:p text:style-name="P3"><text:s text:c="8"/>// Put code here</text:p>
      <text:p text:style-name="P3">double totalDist=0.0;</text:p>
      <text:p text:style-name="P3"><text:s text:c="8"/>Point prevPt = s.getLastPoint();</text:p>
      <text:p text:style-name="P3"><text:s text:c="8"/>for (Point currPt : s.getPoints()) {</text:p>
      <text:p text:style-name="P3"><text:s text:c="12"/>double currDist = prevPt.distance(currPt);</text:p>
      <text:p text:style-name="P3"><text:s text:c="12"/>totalDist = totalDist+ currDist;</text:p>
      <text:p text:style-name="P3"><text:s text:c="12"/>prevPt = currPt;</text:p>
      <text:p text:style-name="P3"><text:soft-page-break/><text:s/>}</text:p>
      <text:p text:style-name="P3"><text:s text:c="12"/>return (totalDist/getNumPoints(s));</text:p>
      <text:p text:style-name="P3"><text:s text:c="7"/></text:p>
      <text:p text:style-name="P3"><text:s text:c="4"/>}</text:p>
      <text:p text:style-name="P3"/>
      <text:p text:style-name="P3"><text:s text:c="4"/>public double getLargestSide(Shape s) {</text:p>
      <text:p text:style-name="P3"><text:s text:c="8"/>// Put code here</text:p>
      <text:p text:style-name="P3"><text:s text:c="8"/>double longest =0.0;</text:p>
      <text:p text:style-name="P3"><text:s text:c="8"/>Point prevPt = s.getLastPoint();</text:p>
      <text:p text:style-name="P3"><text:s text:c="8"/>for (Point currPt : s.getPoints()) {</text:p>
      <text:p text:style-name="P3"><text:s text:c="12"/>double currDist = prevPt.distance(currPt);</text:p>
      <text:p text:style-name="P3"><text:s text:c="12"/>if(longest&lt;currDist){</text:p>
      <text:p text:style-name="P3"><text:s text:c="16"/>longest=currDist;</text:p>
      <text:p text:style-name="P3"><text:s text:c="12"/>}</text:p>
      <text:p text:style-name="P3"><text:s text:c="12"/>prevPt = currPt;</text:p>
      <text:p text:style-name="P3"><text:s text:c="8"/>}</text:p>
      <text:p text:style-name="P3"><text:s text:c="12"/>return (longest);</text:p>
      <text:p text:style-name="P3"><text:s text:c="8"/></text:p>
      <text:p text:style-name="P3"><text:s text:c="4"/>}</text:p>
      <text:p text:style-name="P3"/>
      <text:p text:style-name="P3"><text:s text:c="4"/>public double getLargestX(Shape s) {</text:p>
      <text:p text:style-name="P3"/>
      <text:p text:style-name="P3"><text:s text:c="8"/>// Put code here</text:p>
      <text:p text:style-name="P3"><text:s text:c="8"/>double largest =0.0;</text:p>
      <text:p text:style-name="P3"><text:s text:c="9"/>double x;</text:p>
      <text:p text:style-name="P3"><text:s text:c="8"/>for (Point currPt : s.getPoints()) {</text:p>
      <text:p text:style-name="P3"><text:s text:c="12"/>x=currPt.getX();</text:p>
      <text:p text:style-name="P3"><text:s text:c="12"/>if(largest&lt;x){</text:p>
      <text:p text:style-name="P3"><text:s text:c="16"/>largest=x;</text:p>
      <text:p text:style-name="P3"><text:s text:c="12"/>}</text:p>
      <text:p text:style-name="P3"><text:s text:c="12"/></text:p>
      <text:p text:style-name="P3"><text:s text:c="8"/>}</text:p>
      <text:p text:style-name="P3"><text:s text:c="12"/>return (largest);</text:p>
      <text:p text:style-name="P3"><text:s text:c="8"/></text:p>
      <text:p text:style-name="P3"><text:s text:c="4"/>}</text:p>
      <text:p text:style-name="P3"/>
      <text:p text:style-name="P3"><text:s text:c="4"/>public double getLargestPerimeterMultipleFiles() {</text:p>
      <text:p text:style-name="P3"><text:s text:c="9"/>DirectoryResource dr = new DirectoryResource();</text:p>
      <text:p text:style-name="P3"><text:s text:c="8"/>double largestPerimeter=0.0;</text:p>
      <text:p text:style-name="P3"><text:s text:c="8"/>double <text:s/>perimeter=0.0;</text:p>
      <text:p text:style-name="P3"><text:s text:c="7"/>for (File f : dr.selectedFiles()) {</text:p>
      <text:p text:style-name="P3"><text:s text:c="11"/>FileResource fr = new FileResource(f);</text:p>
      <text:p text:style-name="P3"><text:s text:c="11"/>Shape s = new Shape(fr);</text:p>
      <text:p text:style-name="P3"><text:s text:c="11"/>perimeter=getPerimeter (s);</text:p>
      <text:p text:style-name="P3"><text:s text:c="11"/>if(largestPerimeter&lt;perimeter)</text:p>
      <text:p text:style-name="P3"><text:s text:c="11"/>largestPerimeter=perimeter;</text:p>
      <text:p text:style-name="P3"><text:s text:c="11"/></text:p>
      <text:p text:style-name="P3"><text:s text:c="11"/></text:p>
      <text:p text:style-name="P3"><text:s text:c="5"/></text:p>
      <text:p text:style-name="P3"><text:s/>}</text:p>
      <text:p text:style-name="P3"><text:s/>return largestPerimeter;</text:p>
      <text:p text:style-name="P3"><text:s text:c="4"/>}</text:p>
      <text:p text:style-name="P3"><text:soft-page-break/></text:p>
      <text:p text:style-name="P3"><text:s text:c="4"/>public String getFileWithLargestPerimeter() {</text:p>
      <text:p text:style-name="P3"><text:s text:c="8"/>// Put code here</text:p>
      <text:p text:style-name="P3"><text:s text:c="8"/>File temp = null; </text:p>
      <text:p text:style-name="P3"><text:s text:c="3"/>// replace this code</text:p>
      <text:p text:style-name="P3"><text:s/>DirectoryResource dr = new DirectoryResource();</text:p>
      <text:p text:style-name="P3"><text:s text:c="8"/>double largestPerimeter=0.0;</text:p>
      <text:p text:style-name="P3"><text:s text:c="8"/>double <text:s/>perimeter=0.0;</text:p>
      <text:p text:style-name="P3"><text:s text:c="7"/></text:p>
      <text:p text:style-name="P3"><text:s text:c="7"/>for (File f : dr.selectedFiles()) {</text:p>
      <text:p text:style-name="P3"><text:s text:c="11"/></text:p>
      <text:p text:style-name="P3"><text:s text:c="11"/>FileResource fr = new FileResource(f);</text:p>
      <text:p text:style-name="P3"><text:s text:c="11"/>Shape s = new Shape(fr);</text:p>
      <text:p text:style-name="P3"><text:s text:c="11"/>perimeter=getPerimeter (s);</text:p>
      <text:p text:style-name="P3"><text:s text:c="11"/>if(largestPerimeter&lt;perimeter){</text:p>
      <text:p text:style-name="P3"><text:s text:c="11"/>largestPerimeter=perimeter;</text:p>
      <text:p text:style-name="P3"><text:s text:c="11"/>temp=f;</text:p>
      <text:p text:style-name="P3"><text:s text:c="8"/>}</text:p>
      <text:p text:style-name="P3"><text:s text:c="4"/>}</text:p>
      <text:p text:style-name="P3"><text:s text:c="10"/></text:p>
      <text:p text:style-name="P3"/>
      <text:p text:style-name="P3"><text:s text:c="8"/>return temp.getName();</text:p>
      <text:p text:style-name="P3"><text:s text:c="4"/>}</text:p>
      <text:p text:style-name="P3"/>
      <text:p text:style-name="P3"><text:s text:c="4"/>public void testPerimeter () {</text:p>
      <text:p text:style-name="P3"><text:s text:c="8"/>FileResource fr = new FileResource();</text:p>
      <text:p text:style-name="P3"><text:s text:c="8"/>Shape s = new Shape(fr);</text:p>
      <text:p text:style-name="P3"><text:s text:c="8"/>double length = getPerimeter(s);</text:p>
      <text:p text:style-name="P3"><text:s text:c="8"/>System.out.println("perimeter = " + length);</text:p>
      <text:p text:style-name="P3"><text:s text:c="4"/>}</text:p>
      <text:p text:style-name="P3"><text:s text:c="4"/></text:p>
      <text:p text:style-name="P3"><text:s text:c="4"/>public void testPerimeterMultipleFiles() {</text:p>
      <text:p text:style-name="P3"><text:s text:c="8"/>// Put code here</text:p>
      <text:p text:style-name="P3">System.out.println(getLargestPerimeterMultipleFiles());</text:p>
      <text:p text:style-name="P3"><text:s text:c="4"/>}</text:p>
      <text:p text:style-name="P3"/>
      <text:p text:style-name="P3"><text:s text:c="4"/>public void testFileWithLargestPerimeter() {</text:p>
      <text:p text:style-name="P3"><text:s/>System.out.println(getFileWithLargestPerimeter());</text:p>
      <text:p text:style-name="P3"><text:s text:c="8"/>// Put code here</text:p>
      <text:p text:style-name="P3"><text:s text:c="4"/>}</text:p>
      <text:p text:style-name="P3"/>
      <text:p text:style-name="P3"><text:s text:c="4"/>// This method creates a triangle that you can use to test your other methods</text:p>
      <text:p text:style-name="P3"><text:s text:c="4"/>public void triangle(){</text:p>
      <text:p text:style-name="P3"><text:s text:c="8"/>Shape triangle = new Shape();</text:p>
      <text:p text:style-name="P3"><text:s text:c="8"/>triangle.addPoint(new Point(0,0));</text:p>
      <text:p text:style-name="P3"><text:s text:c="8"/>triangle.addPoint(new Point(6,0));</text:p>
      <text:p text:style-name="P3"><text:s text:c="8"/>triangle.addPoint(new Point(3,6));</text:p>
      <text:p text:style-name="P3"><text:s text:c="8"/>for (Point p : triangle.getPoints()){</text:p>
      <text:p text:style-name="P3"><text:s text:c="12"/>System.out.println(p);</text:p>
      <text:p text:style-name="P3"><text:s text:c="8"/>}</text:p>
      <text:p text:style-name="P3"><text:s text:c="8"/>double peri = getPerimeter(triangle);</text:p>
      <text:p text:style-name="P3"><text:s text:c="8"/>System.out.println("perimeter = "+peri);</text:p>
      <text:p text:style-name="P3"><text:soft-page-break/><text:s text:c="4"/>}</text:p>
      <text:p text:style-name="P3"/>
      <text:p text:style-name="P3"><text:s text:c="4"/>// This method prints names of all files in a chosen folder that you can use to test your other methods</text:p>
      <text:p text:style-name="P3"><text:s text:c="4"/>public void printFileNames() {</text:p>
      <text:p text:style-name="P3"><text:s text:c="8"/>DirectoryResource dr = new DirectoryResource();</text:p>
      <text:p text:style-name="P3"><text:s text:c="8"/>for (File f : dr.selectedFiles()) {</text:p>
      <text:p text:style-name="P3"><text:s text:c="12"/>System.out.println(f);</text:p>
      <text:p text:style-name="P3"><text:s text:c="8"/>}</text:p>
      <text:p text:style-name="P3"><text:s text:c="4"/>}</text:p>
      <text:p text:style-name="P3"/>
      <text:p text:style-name="P3"><text:s text:c="4"/>public static void main (String[] args) {</text:p>
      <text:p text:style-name="P3"><text:s text:c="8"/>PerimeterAssignmentRunner pr = new PerimeterAssignmentRunner();</text:p>
      <text:p text:style-name="P3"><text:s text:c="8"/>pr.testPerimeter()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0:08:12.859115120</meta:creation-date>
    <dc:date>2020-01-21T20:12:36.187531402</dc:date>
    <meta:editing-duration>PT4M24S</meta:editing-duration>
    <meta:editing-cycles>1</meta:editing-cycles>
    <meta:document-statistic meta:table-count="0" meta:image-count="0" meta:object-count="0" meta:page-count="8" meta:paragraph-count="354" meta:word-count="977" meta:character-count="10308" meta:non-whitespace-character-count="6912"/>
    <meta:generator>LibreOffice/6.1.6.3$Linux_X86_64 LibreOffice_project/10$Build-3</meta:generator>
  </office:meta>
</office:document-meta>
</file>